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2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2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2">
          <table:table-cell office:value-type="string" calcext:value-type="string">
            <text:p>n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サニーゴ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しぜんかいふく</text:p>
          </table:table-cell>
        </table:table-row>
        <table:table-row table:style-name="ro2">
          <table:table-cell office:value-type="string" calcext:value-type="string">
            <text:p>n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オクタン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デリバード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はりきり</text:p>
          </table:table-cell>
        </table:table-row>
        <table:table-row table:style-name="ro2">
          <table:table-cell office:value-type="string" calcext:value-type="string">
            <text:p>n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エアームド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ヘルガー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キングドラ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ドンファン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ポリゴン2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オドシシ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ドーブル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バルキー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ふくつのこころ</text:p>
          </table:table-cell>
        </table:table-row>
        <table:table-row table:style-name="ro1">
          <table:table-cell office:value-type="string" calcext:value-type="string">
            <text:p>n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カポエラー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ムチュール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エレキッド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ブビィ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ミルタンク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きもったま</text:p>
          </table:table-cell>
        </table:table-row>
        <table:table-row table:style-name="ro1">
          <table:table-cell office:value-type="string" calcext:value-type="string">
            <text:p>n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ハピナス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ライコウ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エンテイ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スイクン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サナギラス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バンギラス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ルギア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ホウオウ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セレビィ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ジュプトル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ジュカイン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ワカシャモ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バシャーモ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ヌマクロー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ラグラージ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グラエナ</text:p>
          </table:table-cell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マッスグマ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ケムッソ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カラサリス</text:p>
          </table:table-cell>
          <table:table-cell office:value-type="float" office:value="266" calcext:value-type="float">
            <text:p>26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マユルド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ハスブレロ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ルンパッパ</text:p>
          </table:table-cell>
          <table:table-cell office:value-type="float" office:value="272" calcext:value-type="float">
            <text:p>272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コノハナ</text:p>
          </table:table-cell>
          <table:table-cell office:value-type="float" office:value="274" calcext:value-type="float">
            <text:p>27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ダーテング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オオスバメ</text:p>
          </table:table-cell>
          <table:table-cell office:value-type="float" office:value="277" calcext:value-type="float">
            <text:p>277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ペリッパー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キルリア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サーナイト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3">
          <table:table-cell office:value-type="string" calcext:value-type="string">
            <text:p>n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アメモース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キノガッサ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ヤルキモノ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ケッキング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テッカニン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ヌケニン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しぎなまも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ドゴーム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バクオング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ハリテヤマ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ルリリ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エネコロロ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ヤミラミ</text:p>
          </table:table-cell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あとだし</text:p>
          </table:table-cell>
        </table:table-row>
        <table:table-row table:style-name="ro1">
          <table:table-cell office:value-type="string" calcext:value-type="string">
            <text:p>n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クチート</text:p>
          </table:table-cell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  <table:table-cell office:value-type="float" office:value="304" calcext:value-type="float">
            <text:p>30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コドラ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ボスゴドラ</text:p>
          </table:table-cell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  <table:table-cell office:value-type="float" office:value="307" calcext:value-type="float">
            <text:p>307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チャーレム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ライボルト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プラスル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ラ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マイナン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ナ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バルビート</text:p>
          </table:table-cell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むしのしらせ</text:p>
          </table:table-cell>
        </table:table-row>
        <table:table-row table:style-name="ro1">
          <table:table-cell office:value-type="string" calcext:value-type="string">
            <text:p>n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イルミーゼ</text:p>
          </table:table-cell>
          <table:table-cell office:value-type="float" office:value="314" calcext:value-type="float">
            <text:p>314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  <table:table-cell office:value-type="float" office:value="315" calcext:value-type="float">
            <text:p>31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31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マルノーム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3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サメハダー</text:p>
          </table:table-cell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  <table:table-cell office:value-type="float" office:value="320" calcext:value-type="float">
            <text:p>32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2">
          <table:table-cell office:value-type="string" calcext:value-type="string">
            <text:p>n3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ホエルオー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たんじゅん</text:p>
          </table:table-cell>
        </table:table-row>
        <table:table-row table:style-name="ro1">
          <table:table-cell office:value-type="string" calcext:value-type="string">
            <text:p>n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バクーダ</text:p>
          </table:table-cell>
          <table:table-cell office:value-type="float" office:value="323" calcext:value-type="float">
            <text:p>323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ハードロック</text:p>
          </table:table-cell>
        </table:table-row>
        <table:table-row table:style-name="ro1">
          <table:table-cell office:value-type="string" calcext:value-type="string">
            <text:p>n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コータス</text:p>
          </table:table-cell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ろいけむ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ブーピッグ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パッチール</text:p>
          </table:table-cell>
          <table:table-cell office:value-type="float" office:value="327" calcext:value-type="float">
            <text:p>327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  <table:table-cell office:value-type="float" office:value="328" calcext:value-type="float">
            <text:p>328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32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ビブラーバ</text:p>
          </table:table-cell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フライゴン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ノクタス</text:p>
          </table:table-cell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チルタリス</text:p>
          </table:table-cell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ザングース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ハブネーク</text:p>
          </table:table-cell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ルナトーン</text:p>
          </table:table-cell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ソルロック</text:p>
          </table:table-cell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  <table:table-cell office:value-type="float" office:value="339" calcext:value-type="float">
            <text:p>339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ナマズン</text:p>
          </table:table-cell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3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シザリガー</text:p>
          </table:table-cell>
          <table:table-cell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ネンドール</text:p>
          </table:table-cell>
          <table:table-cell office:value-type="float" office:value="344" calcext:value-type="float">
            <text:p>344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ユレイドル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アーマルド</text:p>
          </table:table-cell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  <table:table-cell office:value-type="float" office:value="349" calcext:value-type="float">
            <text:p>349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ミロカロス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ふしぎなうろ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ポワルン</text:p>
          </table:table-cell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てんき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カクレオン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へんし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ジュペッタ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サマヨール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トロピウス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アブソル</text:p>
          </table:table-cell>
          <table:table-cell office:value-type="float" office:value="359" calcext:value-type="float">
            <text:p>359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ソーナノ</text:p>
          </table:table-cell>
          <table:table-cell office:value-type="float" office:value="360" calcext:value-type="float">
            <text:p>360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  <table:table-cell office:value-type="float" office:value="361" calcext:value-type="float">
            <text:p>361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1">
          <table:table-cell office:value-type="string" calcext:value-type="string">
            <text:p>n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オニゴーリ</text:p>
          </table:table-cell>
          <table:table-cell office:value-type="float" office:value="362" calcext:value-type="float">
            <text:p>362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トドグラー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トドゼルガ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  <table:table-cell office:value-type="float" office:value="366" calcext:value-type="float">
            <text:p>366</text:p>
          </table:table-cell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ハンテール</text:p>
          </table:table-cell>
          <table:table-cell office:value-type="float" office:value="367" calcext:value-type="float">
            <text:p>367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サクラビス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ジーランス</text:p>
          </table:table-cell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3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ラブカス</text:p>
          </table:table-cell>
          <table:table-cell office:value-type="float" office:value="370" calcext:value-type="float">
            <text:p>37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コモルー</text:p>
          </table:table-cell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ボーマンダ</text:p>
          </table:table-cell>
          <table:table-cell office:value-type="float" office:value="373" calcext:value-type="float">
            <text:p>373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メタング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メタグロス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レジロック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レジアイス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レジスチル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ラティアス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ラティオス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カイオーガ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め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グラードン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ひで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レックウザ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エアロック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ジラーチ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6T21:49:27.896405531</dc:date>
    <meta:editing-duration>P1DT8H23M26S</meta:editing-duration>
    <meta:editing-cycles>70</meta:editing-cycles>
    <meta:generator>LibreOffice/7.3.7.2$Linux_X86_64 LibreOffice_project/30$Build-2</meta:generator>
    <meta:document-statistic meta:table-count="1" meta:cell-count="11966" meta:object-count="0"/>
  </office:meta>
</office:document-meta>
</file>